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Text_20_body" style:list-style-name="L5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список терминов, понятий, и их описание для HTML, и сгруппируй по разделам, лаконично</text:p>
      <text:p text:style-name="Standard">ChatGPT</text:p>
      <text:p text:style-name="P1">ChatGPT</text:p>
      <text:h text:style-name="Heading_20_3" text:outline-level="3">Термины и понятия HTML, сгруппированные по разделам:</text:h>
      <text:h text:style-name="Heading_20_4" text:outline-level="4">1. Основы HTML:</text:h>
      <text:list xml:id="list1412955868530273497" text:style-name="L1">
        <text:list-item>
          <text:p text:style-name="P2"><text:span text:style-name="Strong_20_Emphasis">HTML (HyperText Markup Language):</text:span></text:p>
          <text:list>
            <text:list-item>
              <text:p text:style-name="P7">Описание: Стандартный язык разметки для создания веб-страниц.</text:p>
            </text:list-item>
          </text:list>
        </text:list-item>
        <text:list-item>
          <text:p text:style-name="P2"><text:span text:style-name="Strong_20_Emphasis">Тег (Tag):</text:span></text:p>
          <text:list>
            <text:list-item>
              <text:p text:style-name="P2">Описание: Основная единица HTML, обозначающая начало и конец элемента.</text:p>
            </text:list-item>
          </text:list>
        </text:list-item>
      </text:list>
      <text:h text:style-name="Heading_20_4" text:outline-level="4">2. Структура HTML:</text:h>
      <text:list xml:id="list4920829404554805753" text:style-name="L2">
        <text:list-item>
          <text:p text:style-name="P3"><text:span text:style-name="Strong_20_Emphasis">DOCTYPE:</text:span></text:p>
          <text:list>
            <text:list-item>
              <text:p text:style-name="P8">Описание: Объявление версии HTML документа.</text:p>
            </text:list-item>
          </text:list>
        </text:list-item>
        <text:list-item>
          <text:p text:style-name="P3"><text:span text:style-name="Strong_20_Emphasis">Метатег (Meta Tag):</text:span></text:p>
          <text:list>
            <text:list-item>
              <text:p text:style-name="P3">Описание: Предоставляет метаданные о документе.</text:p>
            </text:list-item>
          </text:list>
        </text:list-item>
      </text:list>
      <text:h text:style-name="Heading_20_4" text:outline-level="4">3. Элементы содержимого:</text:h>
      <text:list xml:id="list5290955149330684993" text:style-name="L3">
        <text:list-item>
          <text:p text:style-name="P4"><text:span text:style-name="Strong_20_Emphasis">Текст (Text):</text:span></text:p>
          <text:list>
            <text:list-item>
              <text:p text:style-name="P9">Описание: Текстовые элементы HTML, такие как абзацы, заголовки и т. д.</text:p>
            </text:list-item>
          </text:list>
        </text:list-item>
        <text:list-item>
          <text:p text:style-name="P4"><text:span text:style-name="Strong_20_Emphasis">Ссылка (Link):</text:span></text:p>
          <text:list>
            <text:list-item>
              <text:p text:style-name="P4">Описание: Элемент для создания ссылок на другие веб-страницы или ресурсы.</text:p>
            </text:list-item>
          </text:list>
        </text:list-item>
      </text:list>
      <text:h text:style-name="Heading_20_4" text:outline-level="4">4. Списки и таблицы:</text:h>
      <text:list xml:id="list3986868054960706007" text:style-name="L4">
        <text:list-item>
          <text:p text:style-name="P5"><text:span text:style-name="Strong_20_Emphasis">Список (List):</text:span></text:p>
          <text:list>
            <text:list-item>
              <text:p text:style-name="P10">Описание: Используется для представления информации в структурированном формате.</text:p>
            </text:list-item>
          </text:list>
        </text:list-item>
        <text:list-item>
          <text:p text:style-name="P5"><text:span text:style-name="Strong_20_Emphasis">Таблица (Table):</text:span></text:p>
          <text:list>
            <text:list-item>
              <text:p text:style-name="P5">Описание: Используется для отображения данных в строках и столбцах.</text:p>
            </text:list-item>
          </text:list>
        </text:list-item>
      </text:list>
      <text:h text:style-name="Heading_20_4" text:outline-level="4">5. Формы и взаимодействие:</text:h>
      <text:list xml:id="list6500202515746492200" text:style-name="L5">
        <text:list-item>
          <text:p text:style-name="P11"><text:span text:style-name="Strong_20_Emphasis">Форма (Form):</text:span></text:p>
          <text:list>
            <text:list-item>
              <text:p text:style-name="P6">Описание: Используется для сбора пользовательского ввода.</text:p>
            </text:list-item>
          </text:list>
        </text:list-item>
      </text:list>
      <text:p text:style-name="Text_20_body">Этот список предоставляет краткий обзор основных терминов и понятий HTML, разделенных по соответствующим категория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4-30T12:11:18.70</dc:date>
    <meta:document-statistic meta:table-count="0" meta:image-count="0" meta:object-count="0" meta:page-count="1" meta:paragraph-count="28" meta:word-count="162" meta:character-count="1103"/>
    <dc:creator>Dima Wide</dc:creator>
    <meta:user-defined meta:name="Info 1"/>
    <meta:user-defined meta:name="Info 2"/>
    <meta:user-defined meta:name="Info 3"/>
    <meta:user-defined meta:name="Info 4"/>
  </office:meta>
</office:document-meta>
</file>